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byssinica SIL" fo:font-size="16pt" style:text-underline-style="none" fo:font-weight="normal" officeooo:rsid="00110e24" officeooo:paragraph-rsid="00110e24" fo:background-color="#ffffff" style:font-size-asian="16pt" style:font-weight-asian="normal" style:font-size-complex="16pt" style:font-weight-complex="normal"/>
    </style:style>
    <style:style style:name="P2" style:family="paragraph" style:parent-style-name="Standard">
      <style:text-properties style:font-name="Abyssinica SIL" fo:font-size="16pt" style:text-underline-style="none" fo:font-weight="normal" officeooo:rsid="001c0c04" officeooo:paragraph-rsid="001c0c04" fo:background-color="#ffffff" style:font-size-asian="16pt" style:font-weight-asian="normal" style:font-size-complex="16pt" style:font-weight-complex="normal"/>
    </style:style>
    <style:style style:name="P3" style:family="paragraph" style:parent-style-name="Standard">
      <style:text-properties style:font-name="Abyssinica SIL" fo:font-size="16pt" style:text-underline-style="none" fo:font-weight="normal" officeooo:rsid="001dd017" officeooo:paragraph-rsid="001dd017" fo:background-color="#ffffff" style:font-size-asian="16pt" style:font-weight-asian="normal" style:font-size-complex="16pt" style:font-weight-complex="normal"/>
    </style:style>
    <style:style style:name="P4" style:family="paragraph" style:parent-style-name="Standard">
      <style:text-properties style:font-name="Abyssinica SIL" fo:font-size="16pt" style:text-underline-style="none" fo:font-weight="normal" officeooo:rsid="001fc89d" officeooo:paragraph-rsid="001fc89d" fo:background-color="#ffffff" style:font-size-asian="16pt" style:font-weight-asian="normal" style:font-size-complex="16pt" style:font-weight-complex="normal"/>
    </style:style>
    <style:style style:name="P5" style:family="paragraph" style:parent-style-name="Standard">
      <style:text-properties style:font-name="Abyssinica SIL" fo:font-size="16pt" style:text-underline-style="none" fo:font-weight="normal" officeooo:rsid="001fc89d" officeooo:paragraph-rsid="0029e3a1" fo:background-color="#ffffff" style:font-size-asian="16pt" style:font-weight-asian="normal" style:font-size-complex="16pt" style:font-weight-complex="normal"/>
    </style:style>
    <style:style style:name="P6" style:family="paragraph" style:parent-style-name="Standard">
      <style:text-properties style:font-name="Abyssinica SIL" fo:font-size="16pt" style:text-underline-style="none" fo:font-weight="normal" officeooo:rsid="002137f6" officeooo:paragraph-rsid="002137f6" fo:background-color="#ffffff" style:font-size-asian="16pt" style:font-weight-asian="normal" style:font-size-complex="16pt" style:font-weight-complex="normal"/>
    </style:style>
    <style:style style:name="P7" style:family="paragraph" style:parent-style-name="Standard">
      <style:text-properties style:font-name="Abyssinica SIL" fo:font-size="16pt" style:text-underline-style="none" fo:font-weight="normal" officeooo:rsid="002137f6" officeooo:paragraph-rsid="0029e3a1" fo:background-color="#ffffff" style:font-size-asian="16pt" style:font-weight-asian="normal" style:font-size-complex="16pt" style:font-weight-complex="normal"/>
    </style:style>
    <style:style style:name="P8" style:family="paragraph" style:parent-style-name="Standard">
      <style:text-properties style:font-name="Abyssinica SIL" fo:font-size="16pt" style:text-underline-style="none" fo:font-weight="normal" officeooo:rsid="0012470e" officeooo:paragraph-rsid="001fc89d" fo:background-color="#ffffff" style:font-size-asian="16pt" style:font-weight-asian="normal" style:font-size-complex="16pt" style:font-weight-complex="normal"/>
    </style:style>
    <style:style style:name="P9" style:family="paragraph" style:parent-style-name="Standard">
      <style:text-properties style:font-name="Abyssinica SIL" fo:font-size="16pt" style:text-underline-style="none" fo:font-weight="normal" officeooo:rsid="005012c2" officeooo:paragraph-rsid="0050768e" fo:background-color="#ffffff" style:font-size-asian="16pt" style:font-weight-asian="normal" style:font-size-complex="16pt" style:font-weight-complex="normal"/>
    </style:style>
    <style:style style:name="P10" style:family="paragraph" style:parent-style-name="Standard">
      <style:text-properties style:font-name="Abyssinica SIL" fo:font-size="16pt" style:text-underline-style="none" fo:font-weight="bold" officeooo:rsid="00110e24" officeooo:paragraph-rsid="00110e24" fo:background-color="#ff4000" style:font-size-asian="16pt" style:font-weight-asian="bold" style:font-size-complex="16pt" style:font-weight-complex="bold"/>
    </style:style>
    <style:style style:name="P11" style:family="paragraph" style:parent-style-name="Standard">
      <style:text-properties style:font-name="Abyssinica SIL" fo:font-size="16pt" style:text-underline-style="none" fo:font-weight="bold" officeooo:rsid="0050768e" officeooo:paragraph-rsid="0050768e" fo:background-color="#ff4000" style:font-size-asian="16pt" style:font-weight-asian="bold" style:font-size-complex="16pt" style:font-weight-complex="bold"/>
    </style:style>
    <style:style style:name="P12" style:family="paragraph" style:parent-style-name="Standard">
      <style:text-properties style:font-name="Abyssinica SIL" fo:font-size="16pt" fo:font-weight="normal" officeooo:paragraph-rsid="00110e24"/>
    </style:style>
    <style:style style:name="P13" style:family="paragraph" style:parent-style-name="Standard">
      <style:text-properties style:font-name="Abyssinica SIL" fo:font-size="16pt" fo:font-weight="normal" officeooo:paragraph-rsid="00110e24" style:font-size-asian="16pt" style:font-size-complex="16pt"/>
    </style:style>
    <style:style style:name="P14" style:family="paragraph" style:parent-style-name="Standard">
      <style:text-properties officeooo:paragraph-rsid="00110e24"/>
    </style:style>
    <style:style style:name="P15" style:family="paragraph" style:parent-style-name="Standard">
      <style:text-properties officeooo:rsid="002137f6" officeooo:paragraph-rsid="002137f6"/>
    </style:style>
    <style:style style:name="P16" style:family="paragraph" style:parent-style-name="Standard">
      <style:text-properties officeooo:rsid="002137f6" officeooo:paragraph-rsid="00271889"/>
    </style:style>
    <style:style style:name="P17" style:family="paragraph" style:parent-style-name="Standard">
      <style:text-properties officeooo:rsid="002137f6" officeooo:paragraph-rsid="0029e3a1"/>
    </style:style>
    <style:style style:name="P18" style:family="paragraph" style:parent-style-name="Standard">
      <style:text-properties fo:font-size="20pt" style:font-size-asian="17.5pt" style:font-size-complex="20pt"/>
    </style:style>
    <style:style style:name="P19" style:family="paragraph" style:parent-style-name="Standard">
      <style:text-properties officeooo:paragraph-rsid="00216afe"/>
    </style:style>
    <style:style style:name="P20" style:family="paragraph" style:parent-style-name="Standard">
      <style:text-properties officeooo:paragraph-rsid="0029e3a1"/>
    </style:style>
    <style:style style:name="P21" style:family="paragraph" style:parent-style-name="Standard">
      <style:text-properties fo:font-variant="normal" fo:text-transform="none" fo:color="#000000" style:font-name="Abyssinica SIL" fo:font-size="16pt" fo:letter-spacing="normal" fo:font-style="normal" fo:font-weight="normal" officeooo:rsid="00181f64" officeooo:paragraph-rsid="00110e24" style:font-size-asian="16pt" style:font-size-complex="16pt"/>
    </style:style>
    <style:style style:name="P22" style:family="paragraph" style:parent-style-name="Standard">
      <style:text-properties fo:font-variant="normal" fo:text-transform="none" fo:color="#000000" style:font-name="Abyssinica SIL" fo:font-size="16pt" fo:letter-spacing="normal" fo:font-style="normal" fo:font-weight="normal" officeooo:rsid="001983cb" officeooo:paragraph-rsid="00110e24" style:font-size-asian="16pt" style:font-size-complex="16pt"/>
    </style:style>
    <style:style style:name="P23" style:family="paragraph" style:parent-style-name="Standard">
      <style:text-properties officeooo:paragraph-rsid="004c6e66"/>
    </style:style>
    <style:style style:name="P24" style:family="paragraph" style:parent-style-name="Standard">
      <style:text-properties fo:font-weight="bold" officeooo:rsid="002884b9" officeooo:paragraph-rsid="002884b9" fo:background-color="#ff4000" style:font-weight-asian="bold" style:font-weight-complex="bold"/>
    </style:style>
    <style:style style:name="P25" style:family="paragraph" style:parent-style-name="Standard">
      <style:text-properties officeooo:paragraph-rsid="004ec47e"/>
    </style:style>
    <style:style style:name="P26" style:family="paragraph" style:parent-style-name="Standard">
      <style:text-properties style:font-name="Abyssinica SIL" fo:font-size="16pt" style:text-underline-style="none" fo:font-weight="normal" officeooo:rsid="002884b9" officeooo:paragraph-rsid="002884b9" fo:background-color="#ffffff" style:font-size-asian="16pt" style:font-weight-asian="normal" style:font-size-complex="16pt" style:font-weight-complex="normal"/>
    </style:style>
    <style:style style:name="P27" style:family="paragraph" style:parent-style-name="Standard">
      <style:text-properties style:font-name="Abyssinica SIL" fo:font-size="16pt" style:text-underline-style="none" fo:font-weight="normal" officeooo:rsid="0050768e" officeooo:paragraph-rsid="0050768e" fo:background-color="#ffffff" style:font-size-asian="16pt" style:font-weight-asian="normal" style:font-size-complex="16pt" style:font-weight-complex="normal"/>
    </style:style>
    <style:style style:name="P28" style:family="paragraph" style:parent-style-name="Standard">
      <style:text-properties style:font-name="Abyssinica SIL" fo:font-size="16pt" style:text-underline-style="none" fo:font-weight="normal" officeooo:rsid="004c6e66" officeooo:paragraph-rsid="004c6e66" fo:background-color="#ffffff" style:font-size-asian="16pt" style:font-weight-asian="normal" style:font-size-complex="16pt" style:font-weight-complex="normal"/>
    </style:style>
    <style:style style:name="P29" style:family="paragraph" style:parent-style-name="Standard">
      <style:text-properties fo:font-weight="bold" officeooo:paragraph-rsid="0050768e" fo:background-color="#ff4000" style:font-weight-asian="bold" style:font-weight-complex="bold"/>
    </style:style>
    <style:style style:name="P30" style:family="paragraph" style:parent-style-name="Standard">
      <style:text-properties officeooo:paragraph-rsid="0056ba49"/>
    </style:style>
    <style:style style:name="P31" style:family="paragraph" style:parent-style-name="Standard">
      <style:text-properties fo:font-size="16pt" fo:font-weight="normal" officeooo:paragraph-rsid="0056ba49" fo:background-color="#ffffff" style:font-size-asian="16pt" style:font-weight-asian="normal" style:font-size-complex="16pt" style:font-weight-complex="normal"/>
    </style:style>
    <style:style style:name="T1" style:family="text">
      <style:text-properties fo:font-weight="bold" officeooo:rsid="00110e24" fo:background-color="#ff4000" loext:char-shading-value="0" style:font-weight-asian="bold" style:font-weight-complex="bold"/>
    </style:style>
    <style:style style:name="T2" style:family="text">
      <style:text-properties style:font-name="Abyssinica SIL" style:text-underline-style="none" officeooo:rsid="00181f64" fo:background-color="#ffffff" loext:char-shading-value="0" style:font-size-asian="16pt" style:font-weight-asian="normal" style:font-size-complex="16pt" style:font-weight-complex="normal"/>
    </style:style>
    <style:style style:name="T3" style:family="text">
      <style:text-properties style:font-name="Abyssinica SIL" style:text-underline-style="none" officeooo:rsid="0009c45b"/>
    </style:style>
    <style:style style:name="T4" style:family="text">
      <style:text-properties style:font-name="Abyssinica SIL" fo:font-size="20pt" style:text-underline-style="none" fo:font-weight="bold" officeooo:rsid="0009c45b" fo:background-color="#ff4000" loext:char-shading-value="0" style:font-size-asian="17.5pt" style:font-weight-asian="bold" style:font-size-complex="20pt" style:font-weight-complex="bold"/>
    </style:style>
    <style:style style:name="T5" style:family="text">
      <style:text-properties style:font-name="Abyssinica SIL" fo:font-size="20pt" style:text-underline-style="none" fo:font-weight="bold" officeooo:rsid="00216afe" fo:background-color="#ff4000" loext:char-shading-value="0" style:font-size-asian="17.5pt" style:font-weight-asian="bold" style:font-size-complex="20pt" style:font-weight-complex="bold"/>
    </style:style>
    <style:style style:name="T6" style:family="text">
      <style:text-properties style:font-name="Abyssinica SIL" fo:font-size="20pt" style:text-underline-style="none" fo:font-weight="bold" officeooo:rsid="004ec47e" fo:background-color="#ff4000" loext:char-shading-value="0" style:font-size-asian="17.5pt" style:font-weight-asian="bold" style:font-size-complex="20pt" style:font-weight-complex="bold"/>
    </style:style>
    <style:style style:name="T7" style:family="text">
      <style:text-properties style:font-name="Abyssinica SIL" fo:font-size="20pt" style:text-underline-style="none" fo:font-weight="bold" officeooo:rsid="0056ba49" fo:background-color="#ff4000" loext:char-shading-value="0" style:font-size-asian="17.5pt" style:font-weight-asian="bold" style:font-size-complex="20pt" style:font-weight-complex="bold"/>
    </style:style>
    <style:style style:name="T8" style:family="text">
      <style:text-properties style:font-name="Abyssinica SIL" fo:font-size="20pt" style:text-underline-style="none" fo:font-weight="bold" officeooo:rsid="0009c45b" style:font-size-asian="17.5pt" style:font-weight-asian="bold" style:font-size-complex="20pt" style:font-weight-complex="bold"/>
    </style:style>
    <style:style style:name="T9" style:family="text">
      <style:text-properties style:font-name="Abyssinica SIL" fo:font-size="20pt" style:text-underline-style="none" officeooo:rsid="004ec47e" style:font-size-asian="17.5pt" style:font-size-complex="20pt"/>
    </style:style>
    <style:style style:name="T10" style:family="text">
      <style:text-properties style:font-name="Abyssinica SIL" fo:font-size="20pt" style:text-underline-style="none" officeooo:rsid="00216afe" style:font-size-asian="17.5pt" style:font-size-complex="20pt"/>
    </style:style>
    <style:style style:name="T11" style:family="text">
      <style:text-properties style:font-name="Abyssinica SIL" fo:font-size="20pt" style:text-underline-style="none" officeooo:rsid="0009c45b" style:font-size-asian="17.5pt" style:font-size-complex="20pt"/>
    </style:style>
    <style:style style:name="T12" style:family="text">
      <style:text-properties style:font-name="Abyssinica SIL" fo:font-size="16pt" style:text-underline-style="none" fo:font-weight="normal" fo:background-color="#ffffff" loext:char-shading-value="0" style:font-size-asian="16pt" style:font-weight-asian="normal" style:font-size-complex="16pt" style:font-weight-complex="normal"/>
    </style:style>
    <style:style style:name="T13" style:family="text">
      <style:text-properties style:font-name="Abyssinica SIL" fo:font-size="16pt" style:text-underline-style="none" fo:font-weight="normal" officeooo:rsid="001c0c04" fo:background-color="#ffffff" loext:char-shading-value="0" style:font-size-asian="16pt" style:font-weight-asian="normal" style:font-size-complex="16pt" style:font-weight-complex="normal"/>
    </style:style>
    <style:style style:name="T14" style:family="text">
      <style:text-properties style:font-name="Abyssinica SIL" fo:font-size="16pt" style:text-underline-style="none" fo:font-weight="normal" officeooo:rsid="002137f6" fo:background-color="#ffffff" loext:char-shading-value="0" style:font-size-asian="16pt" style:font-weight-asian="normal" style:font-size-complex="16pt" style:font-weight-complex="normal"/>
    </style:style>
    <style:style style:name="T15" style:family="text">
      <style:text-properties style:font-name="Abyssinica SIL" fo:font-size="16pt" style:text-underline-style="none" fo:font-weight="normal" officeooo:rsid="00072990" fo:background-color="#ffffff" loext:char-shading-value="0" style:font-size-asian="16pt" style:font-weight-asian="normal" style:font-size-complex="16pt" style:font-weight-complex="normal"/>
    </style:style>
    <style:style style:name="T16" style:family="text">
      <style:text-properties style:font-name="Abyssinica SIL" fo:font-size="16pt" style:text-underline-style="none" fo:font-weight="normal" officeooo:rsid="00110e24" fo:background-color="#ffffff" loext:char-shading-value="0" style:font-size-asian="16pt" style:font-weight-asian="normal" style:font-size-complex="16pt" style:font-weight-complex="normal"/>
    </style:style>
    <style:style style:name="T17" style:family="text">
      <style:text-properties style:font-name="Abyssinica SIL" fo:font-size="16pt" style:text-underline-style="none" fo:font-weight="normal" officeooo:rsid="00271889" fo:background-color="#ffffff" loext:char-shading-value="0" style:font-size-asian="16pt" style:font-weight-asian="normal" style:font-size-complex="16pt" style:font-weight-complex="normal"/>
    </style:style>
    <style:style style:name="T18" style:family="text">
      <style:text-properties style:font-name="Abyssinica SIL" fo:font-size="16pt" style:text-underline-style="none" fo:font-weight="normal" officeooo:rsid="002884b9" fo:background-color="#ffffff" loext:char-shading-value="0" style:font-size-asian="16pt" style:font-weight-asian="normal" style:font-size-complex="16pt" style:font-weight-complex="normal"/>
    </style:style>
    <style:style style:name="T19" style:family="text">
      <style:text-properties style:font-name="Abyssinica SIL" fo:font-size="16pt" style:text-underline-style="none" fo:font-weight="normal" officeooo:rsid="0029e3a1" fo:background-color="#ffffff" loext:char-shading-value="0" style:font-size-asian="16pt" style:font-weight-asian="normal" style:font-size-complex="16pt" style:font-weight-complex="normal"/>
    </style:style>
    <style:style style:name="T20" style:family="text">
      <style:text-properties style:font-name="Abyssinica SIL" fo:font-size="16pt" style:text-underline-style="none" fo:font-weight="normal" officeooo:rsid="004c6e66" fo:background-color="#ffffff" loext:char-shading-value="0" style:font-size-asian="16pt" style:font-weight-asian="normal" style:font-size-complex="16pt" style:font-weight-complex="normal"/>
    </style:style>
    <style:style style:name="T21" style:family="text">
      <style:text-properties style:font-name="Abyssinica SIL" fo:font-size="16pt" style:text-underline-style="none" fo:font-weight="normal" officeooo:rsid="0050768e" fo:background-color="#ffffff" loext:char-shading-value="0" style:font-size-asian="16pt" style:font-weight-asian="normal" style:font-size-complex="16pt" style:font-weight-complex="normal"/>
    </style:style>
    <style:style style:name="T22" style:family="text">
      <style:text-properties style:font-name="Abyssinica SIL" fo:font-size="16pt" style:text-underline-style="none" fo:font-weight="normal" officeooo:rsid="0051792e" fo:background-color="#ffffff" loext:char-shading-value="0" style:font-size-asian="16pt" style:font-weight-asian="normal" style:font-size-complex="16pt" style:font-weight-complex="normal"/>
    </style:style>
    <style:style style:name="T23" style:family="text">
      <style:text-properties style:font-name="Abyssinica SIL" fo:font-size="16pt" style:text-underline-style="none" fo:font-weight="normal" officeooo:rsid="0051c323" fo:background-color="#ffffff" loext:char-shading-value="0" style:font-size-asian="16pt" style:font-weight-asian="normal" style:font-size-complex="16pt" style:font-weight-complex="normal"/>
    </style:style>
    <style:style style:name="T24" style:family="text">
      <style:text-properties style:font-name="Abyssinica SIL" fo:font-size="16pt" style:text-underline-style="none" style:font-size-asian="16pt" style:font-size-complex="16pt"/>
    </style:style>
    <style:style style:name="T25" style:family="text">
      <style:text-properties style:font-name="Abyssinica SIL" fo:font-size="16pt" style:text-underline-style="none" officeooo:rsid="0050768e" style:font-size-asian="16pt" style:font-size-complex="16pt"/>
    </style:style>
    <style:style style:name="T26" style:family="text">
      <style:text-properties officeooo:rsid="00176458"/>
    </style:style>
    <style:style style:name="T27" style:family="text">
      <style:text-properties officeooo:rsid="00178ce2"/>
    </style:style>
    <style:style style:name="T28" style:family="text">
      <style:text-properties fo:font-variant="normal" fo:text-transform="none" fo:color="#000000" style:font-name="Abyssinica SIL" fo:letter-spacing="normal" fo:font-style="normal" style:font-size-asian="16pt" style:font-size-complex="16pt"/>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181f64"/>
    </style:style>
    <style:style style:name="T31" style:family="text">
      <style:text-properties fo:font-variant="normal" fo:text-transform="none" fo:color="#000000" fo:letter-spacing="normal" fo:font-style="normal" officeooo:rsid="00193d78"/>
    </style:style>
    <style:style style:name="T32" style:family="text">
      <style:text-properties fo:font-variant="normal" fo:text-transform="none" fo:color="#000000" fo:letter-spacing="normal" fo:font-style="normal" officeooo:rsid="001983cb"/>
    </style:style>
    <style:style style:name="T33" style:family="text">
      <style:text-properties style:text-underline-style="none" officeooo:rsid="00110e24" fo:background-color="#ffffff" loext:char-shading-value="0" style:font-size-asian="16pt" style:font-weight-asian="normal" style:font-size-complex="16pt" style:font-weight-complex="normal"/>
    </style:style>
    <style:style style:name="T34" style:family="text">
      <style:text-properties fo:font-size="16pt" fo:font-weight="normal" officeooo:rsid="00110e24" fo:background-color="#ffffff" loext:char-shading-value="0" style:font-size-asian="16pt" style:font-weight-asian="normal" style:font-size-complex="16pt" style:font-weight-complex="normal"/>
    </style:style>
    <style:style style:name="T35" style:family="text">
      <style:text-properties fo:font-size="16pt" fo:font-weight="normal" officeooo:rsid="00252c04" fo:background-color="#ffffff" loext:char-shading-value="0" style:font-size-asian="16pt" style:font-weight-asian="normal" style:font-size-complex="16pt" style:font-weight-complex="normal"/>
    </style:style>
    <style:style style:name="T36" style:family="text">
      <style:text-properties officeooo:rsid="001a3576"/>
    </style:style>
    <style:style style:name="T37" style:family="text">
      <style:text-properties fo:font-size="20pt" fo:font-weight="bold" officeooo:rsid="00110e24" fo:background-color="#ffffff" loext:char-shading-value="0" style:font-size-asian="17.5pt" style:font-weight-asian="bold" style:font-size-complex="20pt" style:font-weight-complex="bold"/>
    </style:style>
    <style:style style:name="T38" style:family="text">
      <style:text-properties officeooo:rsid="002f6595"/>
    </style:style>
    <style:style style:name="T39" style:family="text">
      <style:text-properties officeooo:rsid="003102a6"/>
    </style:style>
    <style:style style:name="T40" style:family="text">
      <style:text-properties officeooo:rsid="00310881"/>
    </style:style>
    <style:style style:name="T41" style:family="text">
      <style:text-properties officeooo:rsid="0031deff"/>
    </style:style>
    <style:style style:name="T42" style:family="text">
      <style:text-properties officeooo:rsid="00322bd5"/>
    </style:style>
    <style:style style:name="T43" style:family="text">
      <style:text-properties officeooo:rsid="0032f750"/>
    </style:style>
    <style:style style:name="T44" style:family="text">
      <style:text-properties officeooo:rsid="00342b38"/>
    </style:style>
    <style:style style:name="T45" style:family="text">
      <style:text-properties officeooo:rsid="003619da"/>
    </style:style>
    <style:style style:name="T46" style:family="text">
      <style:text-properties officeooo:rsid="0037037b"/>
    </style:style>
    <style:style style:name="T47" style:family="text">
      <style:text-properties officeooo:rsid="0037c406"/>
    </style:style>
    <style:style style:name="T48" style:family="text">
      <style:text-properties officeooo:rsid="00398ac8"/>
    </style:style>
    <style:style style:name="T49" style:family="text">
      <style:text-properties officeooo:rsid="0039a2d6"/>
    </style:style>
    <style:style style:name="T50" style:family="text">
      <style:text-properties officeooo:rsid="003b3adb"/>
    </style:style>
    <style:style style:name="T51" style:family="text">
      <style:text-properties officeooo:rsid="003c6b0e"/>
    </style:style>
    <style:style style:name="T52" style:family="text">
      <style:text-properties officeooo:rsid="003d7d0b"/>
    </style:style>
    <style:style style:name="T53" style:family="text">
      <style:text-properties officeooo:rsid="003f98af"/>
    </style:style>
    <style:style style:name="T54" style:family="text">
      <style:text-properties officeooo:rsid="0040ed4a"/>
    </style:style>
    <style:style style:name="T55" style:family="text">
      <style:text-properties officeooo:rsid="0040f437"/>
    </style:style>
    <style:style style:name="T56" style:family="text">
      <style:text-properties officeooo:rsid="00413528"/>
    </style:style>
    <style:style style:name="T57" style:family="text">
      <style:text-properties officeooo:rsid="00418640"/>
    </style:style>
    <style:style style:name="T58" style:family="text">
      <style:text-properties officeooo:rsid="00434e39"/>
    </style:style>
    <style:style style:name="T59" style:family="text">
      <style:text-properties officeooo:rsid="0043aa64"/>
    </style:style>
    <style:style style:name="T60" style:family="text">
      <style:text-properties officeooo:rsid="004475ce"/>
    </style:style>
    <style:style style:name="T61" style:family="text">
      <style:text-properties officeooo:rsid="0044ae03"/>
    </style:style>
    <style:style style:name="T62" style:family="text">
      <style:text-properties officeooo:rsid="0045fc98"/>
    </style:style>
    <style:style style:name="T63" style:family="text">
      <style:text-properties officeooo:rsid="00479c3e"/>
    </style:style>
    <style:style style:name="T64" style:family="text">
      <style:text-properties officeooo:rsid="00480701"/>
    </style:style>
    <style:style style:name="T65" style:family="text">
      <style:text-properties officeooo:rsid="00492c4b"/>
    </style:style>
    <style:style style:name="T66" style:family="text">
      <style:text-properties officeooo:rsid="0049c066"/>
    </style:style>
    <style:style style:name="T67" style:family="text">
      <style:text-properties officeooo:rsid="004a244f"/>
    </style:style>
    <style:style style:name="T68" style:family="text">
      <style:text-properties officeooo:rsid="004ae780"/>
    </style:style>
    <style:style style:name="T69" style:family="text">
      <style:text-properties officeooo:rsid="004c6e66"/>
    </style:style>
    <style:style style:name="T70" style:family="text">
      <style:text-properties officeooo:rsid="0050768e"/>
    </style:style>
    <style:style style:name="T71" style:family="text">
      <style:text-properties officeooo:rsid="0056ba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 text:c="38"/><text:span text:style-name="T1">YII</text:span></text:p>
      <text:p text:style-name="P19"><text:span text:style-name="T37"><text:s text:c="33"/></text:span><text:span text:style-name="T5">31</text:span><text:span text:style-name="T4">/01/2022</text:span></text:p>
      <text:p text:style-name="P14"><text:span text:style-name="T34">Today’s Learn start PHP Framework YII at </text:span><text:span text:style-name="T35">31</text:span><text:span text:style-name="T34">/01/2022 </text:span><text:span text:style-name="T15">by youtube tutorial. </text:span><text:span text:style-name="T16">YII is work on 16 menus.</text:span><text:span text:style-name="T13">Yii is flow on (MVC) pattren</text:span></text:p>
      <text:p text:style-name="P2">like Model View Controller.Define all 3 pattren also,</text:p>
      <text:p text:style-name="P2">1) Model (Here is Database Files)</text:p>
      <text:p text:style-name="P2">2) View (Here is Html Files)</text:p>
      <text:p text:style-name="P2">3) Controller (Here is Logic Files).</text:p>
      <text:p text:style-name="P3">YII is a secure and fast deference of laravel.</text:p>
      <text:p text:style-name="P4">Yii project is install 2 types also,</text:p>
      <text:p text:style-name="P4">1) Basic (Show Frontend Only)</text:p>
      <text:p text:style-name="P5">2) Advanced (Show Frontend and Backend both),</text:p>
      <text:p text:style-name="P20"><text:span text:style-name="T19">1) S</text:span><text:span text:style-name="T14">o installiton use </text:span><text:span text:style-name="T18">by</text:span><text:span text:style-name="T14"> command</text:span></text:p>
      <text:p text:style-name="P15"><text:span text:style-name="T14"><text:s text:c="2"/>1.</text:span><text:span text:style-name="T19">1</text:span><text:span text:style-name="T12">) Basic Project </text:span><text:span text:style-name="T17">Install</text:span><text:span text:style-name="T12"> Command</text:span></text:p>
      <text:p text:style-name="P6">composer create-project --prefer-dist yiisoft/yii2-app-basic <text:s text:c="5"/>basic (Name of Project)</text:p>
      <text:p text:style-name="P16"><text:span text:style-name="T12"><text:s text:c="2"/></text:span><text:span text:style-name="T19">1.</text:span><text:span text:style-name="T12">2) Advanced Project </text:span><text:span text:style-name="T17">Install</text:span><text:span text:style-name="T12"> Command</text:span></text:p>
      <text:p text:style-name="P7">composer create-project --prefer-dist yiisoft/yii2-app-advanced advanced (Name of Project).</text:p>
      <text:p text:style-name="P17"><text:span text:style-name="T19">2) </text:span><text:span text:style-name="T18">Other installition method for yii project to use download file and extract any folder and run project by terminal command to use command. </text:span><text:span text:style-name="T23">Use this command for yii basic project</text:span></text:p>
      <text:p text:style-name="P24"><text:span text:style-name="T24">php yii serve </text:span><text:span text:style-name="T12"><text:s/>command also.</text:span></text:p>
      <text:p text:style-name="P26"/>
      <text:p text:style-name="P25"><text:span text:style-name="T18"><text:s text:c="26"/></text:span><text:span text:style-name="T6">0</text:span><text:span text:style-name="T5">1</text:span><text:span text:style-name="T4">/0</text:span><text:span text:style-name="T6">2</text:span><text:span text:style-name="T4">/2022</text:span></text:p>
      <text:p text:style-name="P9">1) Install yii advanced project by direct file download and setup on your computer and go to your project folder and go to advanced project folder and open terminal and type command php init and choose 0 and type yes. <text:span text:style-name="T70">Than run project to use command</text:span></text:p>
      <text:p text:style-name="P27">for frontend type command </text:p>
      <text:p text:style-name="P11">php yii serve --docroot”frontend/web/”</text:p>
      <text:p text:style-name="P27">for backend type command</text:p>
      <text:p text:style-name="P29"><text:soft-page-break/><text:span text:style-name="T25">php yii serve --docroot”backend/web/”</text:span><text:span text:style-name="T21"> </text:span><text:span text:style-name="T22">to use this commands for run yii advanced project.</text:span></text:p>
      <text:p text:style-name="P29"><text:span text:style-name="T22"><text:s text:c="3"/></text:span></text:p>
      <text:p text:style-name="P30"><text:span text:style-name="T22"><text:s text:c="28"/></text:span><text:span text:style-name="T6">0</text:span><text:span text:style-name="T7">2</text:span><text:span text:style-name="T4">/0</text:span><text:span text:style-name="T6">2</text:span><text:span text:style-name="T4">/2022</text:span></text:p>
      <text:p text:style-name="P31"><text:span text:style-name="T3"><text:s/></text:span></text:p>
      <text:p text:style-name="P6"/>
      <text:p text:style-name="P8"/>
      <text:p text:style-name="P10">Menus:</text:p>
      <text:p text:style-name="P1">1) Introduction</text:p>
      <text:p text:style-name="P1"><text:s text:c="2"/><text:span text:style-name="T26">1.1) About Yii</text:span></text:p>
      <text:p text:style-name="P1"><text:s text:c="2"/><text:span text:style-name="T27">1.2) Upgrading form Version 1.1</text:span></text:p>
      <text:p text:style-name="P1">2) Getting Started</text:p>
      <text:p text:style-name="P12"><text:span text:style-name="T33"><text:s text:c="2"/></text:span><text:span text:style-name="T2">2.1) </text:span><text:bookmark text:name="what-do-you-need-to-know"/><text:span text:style-name="T28">What do you need to know</text:span></text:p>
      <text:p text:style-name="P13"><text:span text:style-name="T29"><text:s text:c="2"/></text:span><text:span text:style-name="T30">2.2) Installing Yii</text:span></text:p>
      <text:p text:style-name="P21"><text:s text:c="2"/>2.3) Running Applications</text:p>
      <text:p text:style-name="P21"><text:s text:c="2"/>2.4) Saying Hello</text:p>
      <text:p text:style-name="P21"><text:s text:c="2"/>2.5) Working With Forms</text:p>
      <text:p text:style-name="P13"><text:span text:style-name="T30"><text:s text:c="2"/></text:span><text:span text:style-name="T31">2.6) Working With Database</text:span></text:p>
      <text:p text:style-name="P13"><text:span text:style-name="T31"><text:s text:c="2"/></text:span><text:span text:style-name="T32">2.7) Generating Code With Gii</text:span></text:p>
      <text:p text:style-name="P22"><text:s text:c="2"/>2.8) Looking Ahead</text:p>
      <text:p text:style-name="P1">3) Application Structure</text:p>
      <text:p text:style-name="P1"><text:s text:c="2"/><text:span text:style-name="T36">3.1) Application Structure Overview</text:span></text:p>
      <text:p text:style-name="P1"><text:s text:c="2"/><text:span text:style-name="T38">3.2) Entry Scripts</text:span></text:p>
      <text:p text:style-name="P1"><text:s text:c="2"/><text:span text:style-name="T38">3.3) Applications</text:span></text:p>
      <text:p text:style-name="P1"><text:s text:c="2"/><text:span text:style-name="T38">3.4) Applications Components</text:span></text:p>
      <text:p text:style-name="P1"><text:s text:c="2"/><text:span text:style-name="T38">3.5) Controllers</text:span></text:p>
      <text:p text:style-name="P1"><text:s text:c="2"/><text:span text:style-name="T38">3.6) Models</text:span></text:p>
      <text:p text:style-name="P1"><text:s text:c="2"/><text:span text:style-name="T38">3.7) Views</text:span></text:p>
      <text:p text:style-name="P1"><text:s text:c="2"/><text:span text:style-name="T38">3.9) Modules</text:span></text:p>
      <text:p text:style-name="P1"><text:s text:c="2"/><text:span text:style-name="T38">3.10) Filters</text:span></text:p>
      <text:p text:style-name="P1"><text:s text:c="2"/><text:span text:style-name="T38">3.11) Widgets</text:span></text:p>
      <text:p text:style-name="P1"><text:s text:c="2"/><text:span text:style-name="T38">3.12) Assets</text:span></text:p>
      <text:p text:style-name="P1"><text:s text:c="2"/><text:span text:style-name="T38">3.13) Extensions</text:span></text:p>
      <text:p text:style-name="P1">4) Handling Request</text:p>
      <text:p text:style-name="P1"><text:soft-page-break/><text:s text:c="2"/><text:span text:style-name="T39">4.1) Request Handling Overview</text:span></text:p>
      <text:p text:style-name="P1"><text:s text:c="2"/><text:span text:style-name="T39">4.2) Bootstraping</text:span></text:p>
      <text:p text:style-name="P1"><text:s text:c="2"/><text:span text:style-name="T39">4.3) Routing and URL Creation</text:span></text:p>
      <text:p text:style-name="P1"><text:s text:c="2"/><text:span text:style-name="T39">4.4) Request</text:span></text:p>
      <text:p text:style-name="P1"><text:s text:c="2"/><text:span text:style-name="T39">4.5) Responses</text:span></text:p>
      <text:p text:style-name="P1"><text:s text:c="2"/><text:span text:style-name="T39">4.6) Session And Cookies</text:span></text:p>
      <text:p text:style-name="P1"><text:s text:c="2"/><text:span text:style-name="T39">4.7) Handling Errors</text:span></text:p>
      <text:p text:style-name="P1"><text:s text:c="2"/><text:span text:style-name="T39">4.8) Logging</text:span></text:p>
      <text:p text:style-name="P1">5) Key Concepts</text:p>
      <text:p text:style-name="P1"><text:s text:c="2"/><text:span text:style-name="T40">5.1) Components</text:span></text:p>
      <text:p text:style-name="P1"><text:s text:c="2"/><text:span text:style-name="T40">5.2) Properties</text:span></text:p>
      <text:p text:style-name="P1"><text:s text:c="2"/><text:span text:style-name="T40">5.3) Events</text:span></text:p>
      <text:p text:style-name="P1"><text:s text:c="2"/><text:span text:style-name="T40">5.4) Behaviors</text:span></text:p>
      <text:p text:style-name="P1"><text:s text:c="2"/><text:span text:style-name="T40">5.5) Configurations</text:span></text:p>
      <text:p text:style-name="P1"><text:s text:c="2"/><text:span text:style-name="T40">5.6) Aliases</text:span></text:p>
      <text:p text:style-name="P1"><text:s text:c="2"/><text:span text:style-name="T41">5.7) Class Autoloading</text:span></text:p>
      <text:p text:style-name="P1"><text:s text:c="2"/><text:span text:style-name="T42">5.8) Service Locator</text:span></text:p>
      <text:p text:style-name="P1"><text:s text:c="2"/><text:span text:style-name="T42">5.9) Dependency Injection Container</text:span></text:p>
      <text:p text:style-name="P1">6) Working With Database</text:p>
      <text:p text:style-name="P1"><text:s text:c="2"/><text:span text:style-name="T43">6.1) Database Access Object</text:span></text:p>
      <text:p text:style-name="P1"><text:s text:c="2"/><text:span text:style-name="T43">6.2) Query Builder</text:span></text:p>
      <text:p text:style-name="P1"><text:s text:c="2"/><text:span text:style-name="T43">6.3) Active Record</text:span></text:p>
      <text:p text:style-name="P1"><text:s text:c="2"/><text:span text:style-name="T43">6.4) Migrations</text:span></text:p>
      <text:p text:style-name="P1"><text:s text:c="2"/><text:span text:style-name="T43">6.5) Sphinx</text:span></text:p>
      <text:p text:style-name="P1"><text:s text:c="2"/><text:span text:style-name="T44">6.6) Redis</text:span></text:p>
      <text:p text:style-name="P1"><text:s text:c="2"/><text:span text:style-name="T44">6.7) MongoDB</text:span></text:p>
      <text:p text:style-name="P1"><text:s text:c="2"/><text:span text:style-name="T44">6.8) ElasticSearch</text:span></text:p>
      <text:p text:style-name="P1">7) Getting Data From Users</text:p>
      <text:p text:style-name="P1"><text:s text:c="2"/><text:span text:style-name="T45">7.1) Creating Forms</text:span></text:p>
      <text:p text:style-name="P1"><text:s text:c="2"/><text:span text:style-name="T45">7.2) Validating Input</text:span></text:p>
      <text:p text:style-name="P1"><text:s text:c="2"/><text:span text:style-name="T45">7.3) Uploding Files</text:span></text:p>
      <text:p text:style-name="P1"><text:s text:c="2"/><text:span text:style-name="T45">7.4) Collecting Tbular Input</text:span></text:p>
      <text:p text:style-name="P1"><text:s text:c="2"/><text:span text:style-name="T46">7.5) Getting Data For Multiple Models</text:span></text:p>
      <text:p text:style-name="P1"><text:s text:c="2"/><text:span text:style-name="T47">7.6) Extending Active Form on the client side</text:span></text:p>
      <text:p text:style-name="P1"><text:soft-page-break/>8) Displaying Data</text:p>
      <text:p text:style-name="P1"><text:s text:c="2"/><text:span text:style-name="T48">8.1) Data Formatting</text:span></text:p>
      <text:p text:style-name="P1"><text:s text:c="2"/><text:span text:style-name="T48">8.2) Pagination</text:span></text:p>
      <text:p text:style-name="P1"><text:s text:c="2"/><text:span text:style-name="T48">8.3) Sorting</text:span></text:p>
      <text:p text:style-name="P1"><text:s text:c="2"/><text:span text:style-name="T48">8.4) Data Providers</text:span></text:p>
      <text:p text:style-name="P1"><text:s text:c="2"/><text:span text:style-name="T49">8.5) Data Widgets</text:span></text:p>
      <text:p text:style-name="P1"><text:s text:c="2"/><text:span text:style-name="T50">8.6) Working with Client Scripts</text:span></text:p>
      <text:p text:style-name="P1"><text:s text:c="2"/><text:span text:style-name="T51">8.7) Theming</text:span></text:p>
      <text:p text:style-name="P1">9) Security</text:p>
      <text:p text:style-name="P1"><text:s text:c="2"/><text:span text:style-name="T52">9.1) Security Overview</text:span></text:p>
      <text:p text:style-name="P1"><text:s text:c="2"/><text:span text:style-name="T52">9.2) Authentication</text:span></text:p>
      <text:p text:style-name="P1"><text:s text:c="2"/><text:span text:style-name="T52">9.3) Authorization</text:span></text:p>
      <text:p text:style-name="P1"><text:s text:c="2"/><text:span text:style-name="T52">9.4) Working With Password</text:span></text:p>
      <text:p text:style-name="P1"><text:s text:c="2"/><text:span text:style-name="T52">9.5) Cryptography</text:span></text:p>
      <text:p text:style-name="P1"><text:s text:c="2"/><text:span text:style-name="T52">9.6) Auth Clients</text:span></text:p>
      <text:p text:style-name="P1"><text:s text:c="2"/><text:span text:style-name="T52">9.7) Best Practices</text:span></text:p>
      <text:p text:style-name="P1">10) Caching</text:p>
      <text:p text:style-name="P1"><text:s text:c="3"/><text:span text:style-name="T53">10.1) Caching Overview</text:span></text:p>
      <text:p text:style-name="P1"><text:s text:c="3"/><text:span text:style-name="T54">10.2) Data Caching</text:span></text:p>
      <text:p text:style-name="P1"><text:s text:c="3"/><text:span text:style-name="T54">10.3) Fragment Caching</text:span></text:p>
      <text:p text:style-name="P1"><text:s text:c="3"/><text:span text:style-name="T54">10.4) Page Caching</text:span></text:p>
      <text:p text:style-name="P1"><text:s text:c="3"/><text:span text:style-name="T54">10.5) HTTP Caching</text:span></text:p>
      <text:p text:style-name="P1">11) Restful Web Service</text:p>
      <text:p text:style-name="P1"><text:s text:c="3"/><text:span text:style-name="T55">11.1) Quick Start</text:span></text:p>
      <text:p text:style-name="P1"><text:s text:c="3"/><text:span text:style-name="T55">11.2) Resources</text:span></text:p>
      <text:p text:style-name="P1"><text:s text:c="3"/><text:span text:style-name="T55">11.3) Controllers</text:span></text:p>
      <text:p text:style-name="P1"><text:s text:c="3"/><text:span text:style-name="T55">11.4) Routing</text:span></text:p>
      <text:p text:style-name="P1"><text:s text:c="3"/><text:span text:style-name="T55">11.5) Response Formatting</text:span></text:p>
      <text:p text:style-name="P1"><text:s text:c="3"/><text:span text:style-name="T55">11.6) </text:span><text:span text:style-name="T56">Authentication</text:span></text:p>
      <text:p text:style-name="P1"><text:s text:c="3"/><text:span text:style-name="T56">11.7) Rate Limiting</text:span></text:p>
      <text:p text:style-name="P1"><text:s text:c="3"/><text:span text:style-name="T56">11.8) Versioning</text:span></text:p>
      <text:p text:style-name="P1"><text:s text:c="3"/><text:span text:style-name="T56">11.9) Error Handling</text:span></text:p>
      <text:p text:style-name="P1">12) Development Tools</text:p>
      <text:p text:style-name="P1"><text:s text:c="3"/><text:span text:style-name="T57">12.1) Debug Toolbar and Debugger</text:span></text:p>
      <text:p text:style-name="P1"><text:soft-page-break/><text:s text:c="3"/><text:span text:style-name="T57">12.2) Generating Code Using GII</text:span></text:p>
      <text:p text:style-name="P1"><text:s text:c="3"/><text:span text:style-name="T58">12.3) Generating Api Documention</text:span></text:p>
      <text:p text:style-name="P1">13) Testing</text:p>
      <text:p text:style-name="P1"><text:s text:c="3"/><text:span text:style-name="T59">13.1) Testing Overview</text:span></text:p>
      <text:p text:style-name="P1"><text:s text:c="3"/><text:span text:style-name="T60">13.2) Testing Enviroment Setup</text:span></text:p>
      <text:p text:style-name="P1"><text:s text:c="3"/><text:span text:style-name="T60">13.3) Unit Tests</text:span></text:p>
      <text:p text:style-name="P1"><text:s text:c="3"/><text:span text:style-name="T60">13.4) Functional Tests</text:span></text:p>
      <text:p text:style-name="P1"><text:s text:c="3"/><text:span text:style-name="T60">13.5) Acceptance Tests</text:span></text:p>
      <text:p text:style-name="P1"><text:s text:c="3"/><text:span text:style-name="T60">13.6) Fixtures</text:span></text:p>
      <text:p text:style-name="P1">14) Special Topics</text:p>
      <text:p text:style-name="P1"><text:s text:c="3"/><text:span text:style-name="T61">14.1) Advanced Project Template</text:span></text:p>
      <text:p text:style-name="P1"><text:s text:c="3"/><text:span text:style-name="T61">14.2) Building Application From Scratch</text:span></text:p>
      <text:p text:style-name="P1"><text:s text:c="3"/><text:span text:style-name="T62">14.3) Console Commands</text:span></text:p>
      <text:p text:style-name="P1"><text:s text:c="3"/><text:span text:style-name="T63">14.4) Core Validators</text:span></text:p>
      <text:p text:style-name="P1"><text:s text:c="3"/><text:span text:style-name="T64">14.5) Docker</text:span></text:p>
      <text:p text:style-name="P1"><text:s text:c="3"/><text:span text:style-name="T65">14.6) Internationalization</text:span></text:p>
      <text:p text:style-name="P1"><text:s text:c="2"/><text:span text:style-name="T65">14.7) Mailing</text:span></text:p>
      <text:p text:style-name="P1"><text:s text:c="2"/><text:span text:style-name="T66">14.8) Performance Tuning</text:span></text:p>
      <text:p text:style-name="P1"><text:s text:c="2"/><text:span text:style-name="T67">14.9) Shared Hosting Enviroment</text:span></text:p>
      <text:p text:style-name="P1"><text:s text:c="2"/><text:span text:style-name="T67">14.10) Template Engines</text:span></text:p>
      <text:p text:style-name="P1"><text:s text:c="2"/><text:span text:style-name="T68">14.11) Working With Third-Party Code</text:span></text:p>
      <text:p text:style-name="P1"><text:s text:c="2"/><text:span text:style-name="T68">14.12) Using Yii as micro framework</text:span></text:p>
      <text:p text:style-name="P1">15) Widgets</text:p>
      <text:p text:style-name="P1"><text:s text:c="3"/><text:span text:style-name="T69">15.1) Grid View</text:span></text:p>
      <text:p text:style-name="P1"><text:s text:c="3"/><text:span text:style-name="T69">15.2) List View</text:span></text:p>
      <text:p text:style-name="P1"><text:s text:c="3"/><text:span text:style-name="T69">15.3) Detail View</text:span></text:p>
      <text:p text:style-name="P1"><text:s text:c="3"/><text:span text:style-name="T69">15.4) Active Form</text:span></text:p>
      <text:p text:style-name="P1"><text:s text:c="3"/><text:span text:style-name="T69">15.5) Pjax</text:span></text:p>
      <text:p text:style-name="P1"><text:s text:c="3"/><text:span text:style-name="T69">15.6) Menu</text:span></text:p>
      <text:p text:style-name="P1"><text:s text:c="3"/><text:span text:style-name="T69">15.7) Link Page</text:span></text:p>
      <text:p text:style-name="P23"><text:span text:style-name="T16"><text:s text:c="3"/></text:span><text:span text:style-name="T20">15.8) Link Sorter</text:span></text:p>
      <text:p text:style-name="P28"><text:s text:c="3"/>15.9) Bootstrap Widgets</text:p>
      <text:p text:style-name="P28"><text:s text:c="3"/>15.10) Jquery UI Widgets</text:p>
      <text:p text:style-name="P1">16) Helpers</text:p>
      <text:p text:style-name="P1"><text:soft-page-break/><text:s text:c="3"/><text:span text:style-name="T69">16.1) Helpers Overview</text:span></text:p>
      <text:p text:style-name="P1"><text:s text:c="3"/><text:span text:style-name="T69">16.2) Array Helper</text:span></text:p>
      <text:p text:style-name="P1"><text:s text:c="3"/><text:span text:style-name="T69">16.3) Html</text:span></text:p>
      <text:p text:style-name="P23"><text:span text:style-name="T16"><text:s text:c="3"/></text:span><text:span text:style-name="T20">16.4) Json</text:span></text:p>
      <text:p text:style-name="P28"><text:s text:c="3"/>16.5) Ur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4:36:26.283294511</meta:creation-date>
    <meta:generator>LibreOffice/6.4.7.2$Linux_X86_64 LibreOffice_project/40$Build-2</meta:generator>
    <dc:date>2022-02-02T14:09:59.778117651</dc:date>
    <meta:editing-duration>PT8H46M15S</meta:editing-duration>
    <meta:editing-cycles>56</meta:editing-cycles>
    <meta:document-statistic meta:table-count="0" meta:image-count="0" meta:object-count="0" meta:page-count="6" meta:paragraph-count="161" meta:word-count="622" meta:character-count="4414" meta:non-whitespace-character-count="3537"/>
  </office:meta>
</office:document-meta>
</file>